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/>
    </style:style>
    <style:style style:name="P2" style:family="paragraph" style:parent-style-name="Standard" style:list-style-name="WW8Num2">
      <style:text-properties style:font-name="Arial" fo:font-size="11pt" style:font-size-asian="11pt"/>
    </style:style>
    <style:style style:name="P3" style:family="paragraph" style:parent-style-name="Standard" style:list-style-name="WW8Num1">
      <style:text-properties style:font-name="Arial" fo:font-size="11pt" style:font-size-asian="11pt"/>
    </style:style>
    <style:style style:name="P4" style:family="paragraph" style:parent-style-name="Standard" style:list-style-name="WW8Num3">
      <style:text-properties style:font-name="Arial" fo:font-size="11pt" style:font-size-asian="11pt"/>
    </style:style>
    <style:style style:name="P5" style:family="paragraph" style:parent-style-name="Standard">
      <style:paragraph-properties fo:margin-left="-1.501cm" fo:margin-right="0cm" fo:text-indent="0cm" style:auto-text-indent="false"/>
    </style:style>
    <style:style style:name="P6" style:family="paragraph" style:parent-style-name="Standard">
      <style:paragraph-properties fo:margin-left="-1.501cm" fo:margin-right="0cm" fo:text-indent="0cm" style:auto-text-indent="false"/>
      <style:text-properties style:font-name="Arial" fo:font-size="11pt" style:font-size-asian="11pt"/>
    </style:style>
    <style:style style:name="P7" style:family="paragraph" style:parent-style-name="Standard">
      <style:paragraph-properties fo:margin-left="-1.501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style:font-size-asian="11pt" style:font-weight-asian="bold"/>
    </style:style>
    <style:style style:name="P8" style:family="paragraph" style:parent-style-name="Standard">
      <style:paragraph-properties fo:margin-left="-1.501cm" fo:margin-right="0cm" fo:text-align="center" style:justify-single-word="false" fo:text-indent="0cm" style:auto-text-indent="false"/>
      <style:text-properties style:font-name="Arial" fo:font-size="11pt" style:text-underline-style="solid" style:text-underline-width="auto" style:text-underline-color="font-color" fo:font-weight="bold" style:font-size-asian="11pt" style:font-weight-asian="bold"/>
    </style:style>
    <style:style style:name="P9" style:family="paragraph" style:parent-style-name="Standard">
      <style:paragraph-properties fo:margin-left="-1.501cm" fo:margin-right="0cm" fo:text-indent="0cm" style:auto-text-indent="false"/>
      <style:text-properties style:font-name="Arial" fo:font-size="11pt" fo:language="en" fo:country="GB" style:font-size-asian="11pt"/>
    </style:style>
    <style:style style:name="P10" style:family="paragraph" style:parent-style-name="Standard">
      <style:paragraph-properties fo:margin-left="-1.501cm" fo:margin-right="0cm" fo:text-indent="0cm" style:auto-text-indent="false"/>
      <style:text-properties style:font-name="Arial" fo:font-size="11pt" fo:font-weight="bold" style:font-size-asian="11pt" style:font-weight-asian="bold"/>
    </style:style>
    <style:style style:name="P11" style:family="paragraph" style:parent-style-name="Standard">
      <style:paragraph-properties fo:margin-left="-1.501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-1.501cm" fo:margin-right="0cm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font-name="Arial" fo:font-size="11pt" style:font-size-asian="11pt"/>
    </style:style>
    <style:style style:name="P13" style:family="paragraph" style:parent-style-name="Standard">
      <style:paragraph-properties fo:margin-left="-1.501cm" fo:margin-right="0cm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language="en" fo:country="GB" style:font-size-asian="11pt"/>
    </style:style>
    <style:style style:name="P14" style:family="paragraph" style:parent-style-name="Standard">
      <style:paragraph-properties fo:margin-left="-1.501cm" fo:margin-right="0cm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/>
    </style:style>
    <style:style style:name="P15" style:family="paragraph" style:parent-style-name="Standard">
      <style:paragraph-properties fo:margin-left="6.668cm" fo:margin-right="0cm" fo:text-indent="0cm" style:auto-text-indent="false"/>
    </style:style>
    <style:style style:name="P16" style:family="paragraph" style:parent-style-name="Standard">
      <style:paragraph-properties fo:margin-left="6.668cm" fo:margin-right="0cm" fo:text-indent="0cm" style:auto-text-indent="false"/>
      <style:text-properties style:font-name="Arial" fo:font-size="11pt" fo:font-weight="bold" style:font-size-asian="11pt" style:font-weight-asian="bold"/>
    </style:style>
    <style:style style:name="P17" style:family="paragraph" style:parent-style-name="Standard">
      <style:paragraph-properties fo:margin-left="-1.501cm" fo:margin-right="0cm" fo:text-indent="1.501cm" style:auto-text-indent="false" fo:padding-left="0cm" fo:padding-right="0cm" fo:padding-top="0cm" fo:padding-bottom="0.035cm" fo:border-left="none" fo:border-right="none" fo:border-top="none" fo:border-bottom="0.035cm solid #000000"/>
      <style:text-properties style:font-name="Arial" fo:font-size="11pt" style:font-size-asian="11pt"/>
    </style:style>
    <style:style style:name="P18" style:family="paragraph" style:parent-style-name="Standard">
      <style:paragraph-properties fo:margin-left="-0.866cm" fo:margin-right="0cm" fo:text-indent="0cm" style:auto-text-indent="false"/>
      <style:text-properties style:font-name="Arial" fo:font-size="11pt" style:font-size-asian="11pt"/>
    </style:style>
    <style:style style:name="P19" style:family="paragraph" style:parent-style-name="Heading_20_1" style:master-page-name="Standard">
      <style:paragraph-properties fo:margin-left="-1.251cm" fo:margin-right="0cm" fo:text-indent="0cm" style:auto-text-indent="false" style:page-number="auto"/>
    </style:style>
    <style:style style:name="P20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Arial"/>
    </style:style>
    <style:style style:name="P21" style:family="paragraph" style:parent-style-name="Text_20_body_20_indent" style:list-style-name="WW8Num3">
      <style:text-properties style:font-name="Ari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style:font-name="Arial" fo:font-size="11pt" fo:font-weight="bold" style:font-size-asian="11pt" style:font-weight-asian="bold"/>
    </style:style>
    <style:style style:name="T4" style:family="text">
      <style:text-properties style:font-name="Arial" fo:font-size="11pt" style:font-size-asian="11pt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/>
    </style:style>
    <style:style style:name="T6" style:family="text">
      <style:text-properties style:font-name="Arial" fo:font-size="11pt" fo:language="en" fo:country="GB" style:font-size-asian="11pt"/>
    </style:style>
    <style:style style:name="T7" style:family="text">
      <style:text-properties style:font-name="Comic Sans MS"/>
    </style:style>
    <style:style style:name="T8" style:family="text">
      <style:text-properties fo:language="none" fo:country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80690456">
          <text:insertion>
            <office:change-info>
              <dc:creator>Gauthier Bastien</dc:creator>
              <dc:date>2011-04-11T14:50:00</dc:date>
            </office:change-info>
          </text:insertion>
        </text:changed-region>
        <text:changed-region text:id="ct185091448">
          <text:insertion>
            <office:change-info>
              <dc:creator>Gauthier Bastien</dc:creator>
              <dc:date>2011-04-11T14:50:00</dc:date>
            </office:change-info>
          </text:insertion>
        </text:changed-region>
        <text:changed-region text:id="ct181944608">
          <text:insertion>
            <office:change-info>
              <dc:creator>Gauthier Bastien</dc:creator>
              <dc:date>2011-04-11T14:51:00</dc:date>
            </office:change-info>
          </text:insertion>
        </text:changed-region>
        <text:changed-region text:id="ct181120040">
          <text:insertion>
            <office:change-info>
              <dc:creator>Gauthier Bastien</dc:creator>
              <dc:date>2011-04-11T14:51:00</dc:date>
            </office:change-info>
          </text:insertion>
        </text:changed-region>
        <text:changed-region text:id="ct180499616">
          <text:insertion>
            <office:change-info>
              <dc:creator>Gauthier Bastien</dc:creator>
              <dc:date>2011-04-11T14:51:00</dc:date>
            </office:change-info>
          </text:insertion>
        </text:changed-region>
        <text:changed-region text:id="ct180719272">
          <text:insertion>
            <office:change-info>
              <dc:creator>Gauthier Bastien</dc:creator>
              <dc:date>2011-04-11T14:52:00</dc:date>
            </office:change-info>
          </text:insertion>
        </text:changed-region>
        <text:changed-region text:id="ct186282944">
          <text:insertion>
            <office:change-info>
              <dc:creator>Gauthier Bastien</dc:creator>
              <dc:date>2011-04-11T14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1">VILLE DE MONS<text:tab/><text:tab/><text:tab/><text:tab/> <text:s/><text:tab/><text:tab/><text:tab/></text:span><text:span text:style-name="T2">Dossier </text:span><text:span text:style-name="T1">: </text:span><text:change-start text:change-id="ct180690456"/><text:span text:style-name="T1">self.getReference()</text:span><text:change-end text:change-id="ct180690456"/><text:span text:style-name="T1"> / XXX</text:span></text:h>
      <text:p text:style-name="P5"><text:span text:style-name="T3"><text:s/>Service Urbanisme</text:span><text:span text:style-name="T4"><text:tab/><text:tab/><text:tab/><text:tab/><text:tab/></text:span></text:p>
      <text:p text:style-name="P15"><draw:frame draw:style-name="fr1" draw:name="Cadre1" text:anchor-type="char" svg:x="-1.588cm" svg:y="0.734cm" svg:width="6.119cm" svg:height="0.66cm" draw:z-index="0"><draw:text-box><text:p text:style-name="Standard"><text:span text:style-name="T7">Type : <text:s/></text:span><text:span text:style-name="T8">Permis d'Urbanisme</text:span></text:p></draw:text-box></draw:frame><text:span text:style-name="T3">Nom du demandeur </text:span><text:span text:style-name="T4">: </text:span><text:change-start text:change-id="ct185091448"/><text:span text:style-name="T3">self.getApplicantsSignaletic()</text:span><text:change-end text:change-id="ct185091448"/></text:p>
      <text:p text:style-name="P15"><text:span text:style-name="T3">Adresse du bien :</text:span><text:span text:style-name="T4"> </text:span><text:change-start text:change-id="ct181944608"/><text:span text:style-name="T4">self.getWorkLocationSignaletic()</text:span><text:change-end text:change-id="ct181944608"/></text:p>
      <text:p text:style-name="P16"/>
      <text:p text:style-name="P15"><text:span text:style-name="T3">Travaux :</text:span><text:span text:style-name="T4"> </text:span><text:change-start text:change-id="ct181120040"/><text:span text:style-name="T4">self.getLicenceSubject()</text:span><text:change-end text:change-id="ct181120040"/></text:p>
      <text:p text:style-name="P5"><text:span text:style-name="T4">Agent Technique : XXX</text:span></text:p>
      <text:h text:style-name="P20" text:outline-level="2">AVIS TECHNIQUE</text:h>
      <text:p text:style-name="P5"><text:span text:style-name="T4">Date de réception : </text:span><text:change-start text:change-id="ct180499616"/><text:span text:style-name="T4">self.getDepositDate()</text:span><text:change-end text:change-id="ct180499616"/></text:p>
      <text:p text:style-name="P5"><text:span text:style-name="T4">Date d’envoi aux services techniques : </text:span><text:change-start text:change-id="ct180719272"/><text:span text:style-name="T4">urbanEventObj.getFormattedDate()</text:span><text:change-end text:change-id="ct180719272"/><text:span text:style-name="T3"> retour pour le </text:span><text:change-start text:change-id="ct186282944"/><text:span text:style-name="T3">urbanEventObj.getFormattedDate(date=urbanEventObj.getEndDate())</text:span><text:change-end text:change-id="ct186282944"/></text:p>
      <text:p text:style-name="P12"/>
      <text:p text:style-name="P12"><text:tab/><text:tab/><text:tab/><text:tab/><text:tab/><text:tab/>Complèté le………..</text:p>
      <text:p text:style-name="P17">Complet  / <text:s/>Incomplet<text:tab/><text:tab/>Complet <text:s text:c="2"/>/ <text:s text:c="2"/>Incomplet</text:p>
      <text:p text:style-name="P12"><text:tab/><text:tab/>Le <text:tab/><text:tab/><text:tab/><text:tab/>Le</text:p>
      <text:p text:style-name="P12"/>
      <text:p text:style-name="P12"/>
      <text:p text:style-name="P8"/>
      <text:p text:style-name="P11"><text:span text:style-name="T5">Renseignements Urbanistiques :</text:span></text:p>
      <text:p text:style-name="P6"/>
      <text:p text:style-name="P6">CU2 délivré pour le bien en date du …… (AB/…)</text:p>
      <text:p text:style-name="P6"/>
      <text:p text:style-name="P6">Immeuble Classé<text:tab/>OUI / NON<text:tab/><text:tab/><text:tab/>Date de classement :……</text:p>
      <text:p text:style-name="P6">Immeuble repris à l’inventaire page :……</text:p>
      <text:p text:style-name="P6">Certificat de Patrimoine délivré pour le bien en date du …… (CP…)</text:p>
      <text:p text:style-name="P6"/>
      <text:h text:style-name="Heading_20_4" text:outline-level="4">Règlement Général sur les bâtisses – Zone protégée (art. 395 à 405 CWATUP) <text:s text:c="10"/>OUI/NON</text:h>
      <text:p text:style-name="P12">Règlement Général sur les bâtisses – Site rural (art. 417 à 420 CWATUP) <text:s text:c="18"/>OUI/NON</text:p>
      <text:p text:style-name="P12"/>
      <text:p text:style-name="P6"/>
      <text:p text:style-name="P6">Plan de secteur :…</text:p>
      <text:p text:style-name="P6"/>
      <text:p text:style-name="P6">P.C.A. :<text:tab/><text:tab/><text:tab/>N°…</text:p>
      <text:p text:style-name="P6"><text:tab/><text:tab/><text:tab/><text:tab/>Approuvé par ……En date du …</text:p>
      <text:p text:style-name="P6"/>
      <text:p text:style-name="P6">Lotissement :<text:tab/><text:tab/>N°…</text:p>
      <text:p text:style-name="P6"><text:tab/><text:tab/><text:tab/><text:tab/>Approuvé par ……En date du …</text:p>
      <text:p text:style-name="P5"><text:span text:style-name="T4"><text:tab/><text:tab/><text:tab/><text:tab/></text:span><text:span text:style-name="T6">Lot n°…</text:span></text:p>
      <text:p text:style-name="P9"/>
      <text:p text:style-name="P9">S.S.C. :<text:tab/><text:tab/><text:tab/>…</text:p>
      <text:p text:style-name="P9"/>
      <text:p text:style-name="P13">R.C.U. :<text:tab/></text:p>
      <text:p text:style-name="P14"/>
      <text:p text:style-name="P5"><text:span text:style-name="T3">Dérogation :</text:span><text:span text:style-name="T4"><text:tab/><text:tab/><text:tab/><text:tab/><text:tab/><text:tab/><text:tab/><text:tab/><text:tab/>OUI / NON </text:span></text:p>
      <text:p text:style-name="P6">Au règlement / plan d’aménagement / lotissement / autre ……</text:p>
      <text:p text:style-name="P6"/>
      <text:p text:style-name="P6">Identification des dérogations :</text:p>
      <text:list xml:id="list1802024296" text:style-name="WW8Num2">
        <text:list-item>
          <text:p text:style-name="P2"/>
        </text:list-item>
      </text:list>
      <text:p text:style-name="P6"/>
      <text:p text:style-name="P12"/>
      <text:p text:style-name="P5"><text:span text:style-name="T3">Enquête Publique :</text:span><text:span text:style-name="T4"><text:tab/><text:tab/><text:tab/><text:tab/><text:tab/><text:tab/><text:tab/><text:tab/>OUI / NON </text:span></text:p>
      <text:p text:style-name="P6"/>
      <text:p text:style-name="P6">Motif de l’Enquête :</text:p>
      <text:list xml:id="list1779347110" text:style-name="WW8Num1">
        <text:list-item>
          <text:p text:style-name="P3"/>
        </text:list-item>
      </text:list>
      <text:p text:style-name="P6"/>
      <text:p text:style-name="P12"/>
      <text:p text:style-name="P10"/>
      <text:p text:style-name="P10">Service(s) ou Commission(s) Extérieur(s) à consulter :</text:p>
      <text:p text:style-name="P6"><text:tab/>Service Incendie<text:tab/>-<text:tab/>MWET <text:tab/>-<text:tab/>Service Provincial Voyer<text:tab/>-<text:tab/>CCAT<text:tab/> </text:p>
      <text:p text:style-name="P6"><text:s text:c="2"/>DPA/ Sous-sol<text:tab/><text:tab/>-<text:tab/>DGRNE<text:tab/>-<text:tab/>FLUXIS<text:tab/>-<text:tab/>OTAN<text:tab/><text:tab/>-<text:tab/></text:p>
      <text:p text:style-name="P6"><text:soft-page-break/>Autre(s) <text:s/>…………………………………………………………………………………………………………………</text:p>
      <text:p text:style-name="P12"/>
      <text:p text:style-name="P6"/>
      <text:p text:style-name="P5"><text:span text:style-name="T3">Avis du Fonctionnaire Délégué :</text:span><text:span text:style-name="T4"> <text:tab/><text:tab/><text:tab/><text:tab/><text:tab/><text:tab/>OUI / NON</text:span></text:p>
      <text:p text:style-name="P12"/>
      <text:p text:style-name="P7"/>
      <text:p text:style-name="P5"><text:span text:style-name="T5">AVIS DU SERVICE TECHNIQUE DE L’URBANISME </text:span><text:span text:style-name="T3">:</text:span></text:p>
      <text:p text:style-name="P6"/>
      <text:list xml:id="list499714750" text:style-name="WW8Num3">
        <text:list-item>
          <text:p text:style-name="P21">Motivation des dérogations sollicitées et/ou non sollicitées, à reprendre dans la délibération du CBE après enquête publique :</text:p>
        </text:list-item>
      </text:list>
      <text:p text:style-name="P6"/>
      <text:p text:style-name="P18">1° Dérogations sollicitées 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2° Dérogations non sollicitées :</text:p>
      <text:p text:style-name="P18"/>
      <text:p text:style-name="P18"/>
      <text:p text:style-name="P18"/>
      <text:p text:style-name="P18"/>
      <text:list xml:id="list963774516" text:continue-numbering="true" text:style-name="WW8Num3">
        <text:list-item>
          <text:p text:style-name="P4">Avis technique motivé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90160915" text:continue-numbering="true" text:style-name="WW8Num3">
        <text:list-item>
          <text:p text:style-name="P4">AVIS FAVORABLE / DEFAVORABLE<text:tab/></text:p>
        </text:list-item>
      </text:list>
      <text:p text:style-name="P1"/>
      <text:p text:style-name="P1"/>
      <text:p text:style-name="P1"/>
      <text:list xml:id="list335506565" text:continue-numbering="true" text:style-name="WW8Num3">
        <text:list-item>
          <text:p text:style-name="P4">Conditions éventuelles à reprendre dans le corps du permis :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BE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753cm" fo:margin-right="0cm" fo:text-indent="0cm" style:auto-text-indent="false" fo:keep-with-next="always"/>
      <style:text-properties style:font-name="Arial"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1cm" fo:margin-right="0cm" fo:text-align="center" style:justify-single-word="false" fo:text-indent="0cm" style:auto-text-indent="false" fo:keep-with-next="always"/>
      <style:text-properties style:font-name="Comic Sans MS" fo:font-size="11pt" fo:language="fr" fo:country="FR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1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TNR12N" style:family="paragraph" style:parent-style-name="Standard">
      <style:text-properties fo:font-size="12pt" fo:language="fr" fo:country="FR" style:font-size-asian="12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Text_20_body_20_indent" style:display-name="Text body indent" style:family="paragraph" style:parent-style-name="Standard" style:class="text">
      <style:paragraph-properties fo:margin-left="-1.501cm" fo:margin-right="0cm" fo:text-indent="0cm" style:auto-text-indent="false"/>
      <style:text-properties style:font-name="Comic Sans MS" fo:font-size="11pt" fo:language="fr" fo:country="FR" style:font-size-asian="11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0.7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	Province de Hainaut				                  	Antoing,  le «DateEnvAvis»</dc:title>
    <meta:initial-creator>Gauthier Bastien</meta:initial-creator>
    <meta:creation-date>2011-04-11T14:41:24</meta:creation-date>
    <dc:creator>Gauthier Bastien</dc:creator>
    <dc:date>2011-04-11T15:08:07</dc:date>
    <meta:print-date>2005-02-28T12:48:00</meta:print-date>
    <meta:editing-cycles>14</meta:editing-cycles>
    <meta:editing-duration>PT00H51M43S</meta:editing-duration>
    <meta:generator>OpenOffice.org/3.1$Linux OpenOffice.org_project/310m19$Build-9420</meta:generator>
    <meta:document-statistic meta:table-count="0" meta:image-count="0" meta:object-count="0" meta:page-count="2" meta:paragraph-count="45" meta:word-count="278" meta:character-count="1884"/>
    <meta:user-defined meta:name="Info 1"/>
    <meta:user-defined meta:name="Info 2"/>
    <meta:user-defined meta:name="Info 3"/>
    <meta:user-defined meta:name="Info 4"/>
  </office:meta>
</office:document-meta>
</file>